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Kalimati" svg:font-family="Kalimat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0089e1" officeooo:paragraph-rsid="000089e1"/>
    </style:style>
    <style:style style:name="P2" style:family="paragraph" style:parent-style-name="Text_20_body">
      <style:text-properties fo:font-weight="bold" officeooo:rsid="0002679a" officeooo:paragraph-rsid="0002679a" fo:background-color="#fff200" style:font-weight-asian="bold" style:font-weight-complex="bold"/>
    </style:style>
    <style:style style:name="P3" style:family="paragraph" style:parent-style-name="Text_20_body">
      <style:text-properties fo:font-weight="bold" officeooo:rsid="000464ec" officeooo:paragraph-rsid="000464ec" fo:background-color="#fff200" style:font-weight-asian="bold" style:font-weight-complex="bold"/>
    </style:style>
    <style:style style:name="P4" style:family="paragraph" style:parent-style-name="Text_20_body">
      <style:text-properties officeooo:rsid="000464ec" officeooo:paragraph-rsid="000464ec"/>
    </style:style>
    <style:style style:name="P5" style:family="paragraph" style:parent-style-name="Text_20_body">
      <style:text-properties officeooo:rsid="000464ec" officeooo:paragraph-rsid="0004e1f1"/>
    </style:style>
    <style:style style:name="P6" style:family="paragraph" style:parent-style-name="Text_20_body">
      <style:text-properties officeooo:rsid="0004e1f1" officeooo:paragraph-rsid="0004e1f1" fo:background-color="#ffffff"/>
    </style:style>
    <style:style style:name="P7" style:family="paragraph" style:parent-style-name="Text_20_body">
      <style:text-properties officeooo:rsid="00050a19" officeooo:paragraph-rsid="00050a19" fo:background-color="#ffffff"/>
    </style:style>
    <style:style style:name="P8" style:family="paragraph" style:parent-style-name="Text_20_body">
      <style:text-properties officeooo:rsid="00055c33" officeooo:paragraph-rsid="00055c33" fo:background-color="#ffffff"/>
    </style:style>
    <style:style style:name="P9" style:family="paragraph" style:parent-style-name="Text_20_body">
      <style:text-properties officeooo:rsid="0007ecb7" officeooo:paragraph-rsid="0007ecb7" fo:background-color="#ffffff"/>
    </style:style>
    <style:style style:name="P10" style:family="paragraph" style:parent-style-name="Text_20_body">
      <style:text-properties officeooo:rsid="000daf56" officeooo:paragraph-rsid="000daf56"/>
    </style:style>
    <style:style style:name="P11" style:family="paragraph" style:parent-style-name="Standard">
      <style:text-properties officeooo:rsid="000089e1" officeooo:paragraph-rsid="000089e1"/>
    </style:style>
    <style:style style:name="P12" style:family="paragraph" style:parent-style-name="Standard">
      <style:paragraph-properties fo:text-align="center" style:justify-single-word="false"/>
      <style:text-properties fo:font-size="16pt" fo:font-style="normal" fo:font-weight="bold" officeooo:rsid="000089e1" officeooo:paragraph-rsid="000089e1" fo:background-color="#fff200" style:font-size-asian="16pt" style:font-style-asian="normal" style:font-weight-asian="bold" style:font-size-complex="16pt" style:font-style-complex="normal" style:font-weight-complex="bold"/>
    </style:style>
    <style:style style:name="P13" style:family="paragraph" style:parent-style-name="Heading_20_3">
      <style:text-properties fo:font-size="12pt" officeooo:rsid="000089e1" officeooo:paragraph-rsid="000089e1" fo:background-color="#fff200" style:font-size-asian="12pt" style:font-size-complex="12pt"/>
    </style:style>
    <style:style style:name="P14" style:family="paragraph" style:parent-style-name="Standard">
      <style:text-properties officeooo:rsid="000f88a5" officeooo:paragraph-rsid="000f88a5" fo:background-color="#ffffff"/>
    </style:style>
    <style:style style:name="P15" style:family="paragraph" style:parent-style-name="Standard">
      <style:text-properties officeooo:rsid="001130e3" officeooo:paragraph-rsid="001130e3" fo:background-color="#ffffff"/>
    </style:style>
    <style:style style:name="P16" style:family="paragraph" style:parent-style-name="Standard">
      <style:paragraph-properties fo:margin-left="0cm" fo:margin-right="0cm" fo:text-align="start" style:justify-single-word="false" fo:text-indent="0cm" style:auto-text-indent="false"/>
    </style:style>
    <style:style style:name="P17" style:family="paragraph" style:parent-style-name="Text_20_body" style:list-style-name="L1"/>
    <style:style style:name="P18" style:family="paragraph" style:parent-style-name="Text_20_body" style:list-style-name="L5"/>
    <style:style style:name="P19" style:family="paragraph" style:parent-style-name="Text_20_body">
      <style:text-properties officeooo:rsid="0004e1f1" officeooo:paragraph-rsid="0004e1f1"/>
    </style:style>
    <style:style style:name="P20" style:family="paragraph" style:parent-style-name="Text_20_body">
      <style:text-properties officeooo:rsid="0004e1f1" officeooo:paragraph-rsid="0004e1f1" fo:background-color="#ffffff"/>
    </style:style>
    <style:style style:name="P21" style:family="paragraph" style:parent-style-name="Text_20_body">
      <style:text-properties officeooo:rsid="000f88a5" officeooo:paragraph-rsid="000f88a5" fo:background-color="#ffffff"/>
    </style:style>
    <style:style style:name="P22" style:family="paragraph" style:parent-style-name="Text_20_body">
      <style:text-properties officeooo:rsid="00151770" officeooo:paragraph-rsid="00151770" fo:background-color="#ffffff"/>
    </style:style>
    <style:style style:name="P23" style:family="paragraph" style:parent-style-name="Text_20_body">
      <style:text-properties officeooo:rsid="000464ec" officeooo:paragraph-rsid="0004e1f1" fo:background-color="#add58a"/>
    </style:style>
    <style:style style:name="P24" style:family="paragraph" style:parent-style-name="Text_20_body" style:list-style-name="L1">
      <style:paragraph-properties fo:margin-top="0cm" fo:margin-bottom="0cm" loext:contextual-spacing="false"/>
    </style:style>
    <style:style style:name="P25" style:family="paragraph" style:parent-style-name="Text_20_body" style:list-style-name="L2">
      <style:paragraph-properties fo:margin-top="0cm" fo:margin-bottom="0cm" loext:contextual-spacing="false"/>
    </style:style>
    <style:style style:name="P26" style:family="paragraph" style:parent-style-name="Text_20_body" style:list-style-name="L3">
      <style:paragraph-properties fo:margin-top="0cm" fo:margin-bottom="0cm" loext:contextual-spacing="false"/>
    </style:style>
    <style:style style:name="P27" style:family="paragraph" style:parent-style-name="Text_20_body" style:list-style-name="L4">
      <style:paragraph-properties fo:margin-top="0cm" fo:margin-bottom="0cm" loext:contextual-spacing="false"/>
    </style:style>
    <style:style style:name="T1" style:family="text">
      <style:text-properties fo:font-weight="bold"/>
    </style:style>
    <style:style style:name="T2" style:family="text">
      <style:text-properties fo:font-weight="bold" fo:background-color="#fff200" loext:char-shading-value="0" style:font-weight-asian="bold" style:font-weight-complex="bold"/>
    </style:style>
    <style:style style:name="T3" style:family="text">
      <style:text-properties officeooo:rsid="0004e1f1"/>
    </style:style>
    <style:style style:name="T4" style:family="text">
      <style:text-properties fo:background-color="#add58a" loext:char-shading-value="0"/>
    </style:style>
    <style:style style:name="T5" style:family="text">
      <style:text-properties officeooo:rsid="0004e1f1" fo:background-color="#add58a" loext:char-shading-value="0"/>
    </style:style>
    <style:style style:name="T6" style:family="text">
      <style:text-properties officeooo:rsid="00066098"/>
    </style:style>
    <style:style style:name="T7" style:family="text">
      <style:text-properties officeooo:rsid="0007ecb7"/>
    </style:style>
    <style:style style:name="T8" style:family="text">
      <style:text-properties fo:background-color="#fff200" loext:char-shading-value="0"/>
    </style:style>
    <style:style style:name="T9" style:family="text">
      <style:text-properties fo:color="#646464" style:font-name="Kalimati" fo:font-size="12pt" style:font-size-asian="12pt"/>
    </style:style>
    <style:style style:name="T10" style:family="text">
      <style:text-properties fo:color="#000000" style:font-name="Kalimati" fo:font-size="12pt" style:font-size-asian="12pt"/>
    </style:style>
    <style:style style:name="T11" style:family="text">
      <style:text-properties fo:color="#000000" style:font-name="Kalimati" fo:font-size="12pt" officeooo:rsid="000f88a5" style:font-size-asian="12pt"/>
    </style:style>
    <style:style style:name="T12" style:family="text">
      <style:text-properties fo:color="#000000" style:font-name="Kalimati" fo:font-size="12pt" fo:font-style="italic" style:font-size-asian="12pt" style:font-style-asian="italic"/>
    </style:style>
    <style:style style:name="T13" style:family="text">
      <style:text-properties fo:color="#000000" style:font-name="Kalimati" fo:font-size="12pt" fo:background-color="#add58a" loext:char-shading-value="0" style:font-size-asian="12pt"/>
    </style:style>
    <style:style style:name="T14" style:family="text">
      <style:text-properties fo:color="#000000" style:font-name="Kalimati" fo:font-size="12pt" officeooo:rsid="000f88a5" fo:background-color="#add58a" loext:char-shading-value="0" style:font-size-asian="12pt"/>
    </style:style>
    <style:style style:name="T15" style:family="text">
      <style:text-properties fo:color="#000000" style:font-name="Kalimati" fo:font-size="12pt" officeooo:rsid="000f88a5" fo:background-color="#add58a" loext:char-shading-value="0" style:font-size-asian="12pt"/>
    </style:style>
    <style:style style:name="T16" style:family="text">
      <style:text-properties fo:color="#000000" style:font-name="Kalimati" fo:font-size="12pt" fo:background-color="#add58a" loext:char-shading-value="0" style:font-size-asian="12pt"/>
    </style:style>
    <style:style style:name="T17" style:family="text">
      <style:text-properties fo:color="#7f0055" style:font-name="Kalimati" fo:font-size="12pt" fo:font-weight="bold" style:font-size-asian="12pt" style:font-weight-asian="bold"/>
    </style:style>
    <style:style style:name="T18" style:family="text">
      <style:text-properties fo:color="#0000c0" style:font-name="Kalimati" fo:font-size="12pt" fo:font-style="italic" fo:font-weight="bold" style:font-size-asian="12pt" style:font-style-asian="italic" style:font-weight-asian="bold"/>
    </style:style>
    <style:style style:name="T19" style:family="text">
      <style:text-properties fo:color="#2a00ff" style:font-name="Kalimati" fo:font-size="12pt" style:font-size-asian="12pt"/>
    </style:style>
    <style:style style:name="T20" style:family="text">
      <style:text-properties officeooo:rsid="0011f713"/>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Swagger</text:p>
      <text:p text:style-name="P11"/>
      <text:h text:style-name="P13" text:outline-level="3">What Is Swagger?</text:h>
      <text:p text:style-name="Text_20_body"><text:span text:style-name="T1">Swagger</text:span> is a set of open-source tools built around the OpenAPI Specification that can help you design, build, document and consume REST APIs. The major Swagger tools include:</text:p>
      <text:list xml:id="list1973887486" text:style-name="L1">
        <text:list-item>
          <text:p text:style-name="P24"><text:a xlink:type="simple" xlink:href="http://editor.swagger.io/" text:style-name="Internet_20_link" text:visited-style-name="Visited_20_Internet_20_Link">Swagger Editor</text:a> – browser-based editor where you can write OpenAPI specs. </text:p>
        </text:list-item>
        <text:list-item>
          <text:p text:style-name="P24"><text:a xlink:type="simple" xlink:href="https://swagger.io/swagger-ui/" text:style-name="Internet_20_link" text:visited-style-name="Visited_20_Internet_20_Link">Swagger UI</text:a> – renders OpenAPI specs as interactive API documentation. </text:p>
        </text:list-item>
        <text:list-item>
          <text:p text:style-name="P17"><text:a xlink:type="simple" xlink:href="https://github.com/swagger-api/swagger-codegen" text:style-name="Internet_20_link" text:visited-style-name="Visited_20_Internet_20_Link">Swagger Codegen</text:a> – generates server stubs and client libraries from an OpenAPI spec. </text:p>
        </text:list-item>
      </text:list>
      <text:p text:style-name="P1">Swagger is the largest framework for designing APIs using a common language and enabling the development across the whole API lifecycle, including documentation, design, testing, and deployment.</text:p>
      <text:p text:style-name="Text_20_body">The framework provides a set of tools that help programmers generate client or server code and install self-generated documentation for web services.</text:p>
      <text:p text:style-name="Text_20_body">However, there are many other frameworks like RAML, APIBlueprint, Summation, etc.</text:p>
      <text:p text:style-name="P2">Tools</text:p>
      <text:p text:style-name="P1">Swagger provides <text:span text:style-name="T1">a set of great tools</text:span> for designing APIs and improving the work with web services:</text:p>
      <text:list xml:id="list3317726753" text:style-name="L2">
        <text:list-item>
          <text:p text:style-name="P25"><text:a xlink:type="simple" xlink:href="https://swagger.io/tools/swagger-editor/" text:style-name="Internet_20_link" text:visited-style-name="Visited_20_Internet_20_Link">Swagger Editor</text:a> – enables to write API documentation, design and describe new APIs, and edit the existing ones. The first open-source editor visually renders OAS/Swagger definition with error handling and real-time feedback. </text:p>
        </text:list-item>
      </text:list>
      <text:list xml:id="list514247063" text:style-name="L3">
        <text:list-item>
          <text:p text:style-name="P26"><text:a xlink:type="simple" xlink:href="https://swagger.io/tools/swagger-codegen/" text:style-name="Internet_20_link" text:visited-style-name="Visited_20_Internet_20_Link">Swagger Codegen</text:a> – allows developers to generate client library code for different platforms. As the tool helps facilitate the dev process by generating server stubs and client SDKs, software engineers get the ability to faster build your API and better focus on its adoption. </text:p>
        </text:list-item>
      </text:list>
      <text:list xml:id="list623927134" text:style-name="L4">
        <text:list-item>
          <text:p text:style-name="P27"><text:a xlink:type="simple" xlink:href="https://swagger.io/tools/swagger-ui/" text:style-name="Internet_20_link" text:visited-style-name="Visited_20_Internet_20_Link">Swagger UI</text:a> – allows engineers to get self-generated documentation for different platforms. Swagger UI is a fully customizable tool that can be hosted in any environment. A great plus is that it enables developers to save a lot of time for API documentation. </text:p>
        </text:list-item>
      </text:list>
      <text:list xml:id="list290501496" text:style-name="L5">
        <text:list-item>
          <text:p text:style-name="P18"><text:a xlink:type="simple" xlink:href="https://swagger.io/tools/swagger-inspector/" text:style-name="Internet_20_link" text:visited-style-name="Visited_20_Internet_20_Link">Swagger Inspector</text:a> – a tool for testing and auto-generating OpenAPI documentation for any API. Swagger Inspector allows to easily validate and test APIs with no limits on what you test. Tests are automatically saved in the cloud with a simple access.</text:p>
        </text:list-item>
      </text:list>
      <text:p text:style-name="Text_20_body"/>
      <text:p text:style-name="P3">How to make SpringBootSwagger project?</text:p>
      <text:p text:style-name="P4">Steps to make a project</text:p>
      <text:p text:style-name="P4">1. Creat a springBoot project from spring.io and <text:s/>also include the web application dependency.</text:p>
      <text:p text:style-name="P4">2. Create a Model and Controller class then run <text:s/>and Get and Post the data from Postman</text:p>
      <text:p text:style-name="P4">3. After that <text:span text:style-name="T4">Adding Swagger Dependency</text:span> for springboot</text:p>
      <text:p text:style-name="P5"><text:tab/>-&gt;open mvn repo -&gt; search Springfox- swagger2 version -<text:span text:style-name="T3">&gt; open springfox swagger2</text:span></text:p>
      <text:p text:style-name="P19">4. Copy 2.9.2 version dependency and paste into pom.xml after web.</text:p>
      <text:p text:style-name="P5"/>
      <text:p text:style-name="P5"><text:soft-page-break/><text:span text:style-name="T3">5. </text:span><text:span text:style-name="T5">Enabling Swagger2</text:span></text:p>
      <text:p text:style-name="P6"><text:tab/>-&gt; include @EnableSwagger2 annotation in run application</text:p>
      <text:p text:style-name="P6">6. Restart the Server.</text:p>
      <text:p text:style-name="P7">7. For checking the documentation in Postman, we need to write the the URL-</text:p>
      <text:p text:style-name="P7"><text:tab/>localhost:8080/v2/api-docs</text:p>
      <text:p text:style-name="P8">8. Swagger also provide the human readable documentation so for this we need to include one more dependency i.e, <text:span text:style-name="T4">Springfox-swagger-UI</text:span></text:p>
      <text:p text:style-name="P8"><text:tab/>-&gt; copy dependency springfox-swagger-UI <text:span text:style-name="T6">2.9.2 version</text:span> and paste into pom.xml after springfox-swagger2</text:p>
      <text:p text:style-name="P8">9. <text:span text:style-name="T7">Restart the Server</text:span></text:p>
      <text:p text:style-name="P9">10. Write the URL on browser</text:p>
      <text:p text:style-name="P9"><text:tab/>-&gt; localhost:8080/swagger-ui.html</text:p>
      <text:p text:style-name="P23"/>
      <text:p text:style-name="P10"><text:span text:style-name="T2">How to configure swagger in SpringBoot</text:span><text:span text:style-name="T8"> </text:span></text:p>
      <text:p text:style-name="P21"><text:span text:style-name="T20">Swagger Configuration, </text:span>Include the Docket in the SpringBoot Application after the main</text:p>
      <text:p text:style-name="P14"><text:span text:style-name="T9">@Bean</text:span></text:p>
      <text:p text:style-name="P16"><text:span text:style-name="T10"><text:tab/></text:span><text:span text:style-name="T17">public</text:span><text:span text:style-name="T10"> Docket swaggerConfiguration()</text:span></text:p>
      <text:p text:style-name="P16"><text:span text:style-name="T10"><text:tab/>{</text:span></text:p>
      <text:p text:style-name="P16"><text:span text:style-name="T10"><text:tab/><text:tab/></text:span><text:span text:style-name="T17">return</text:span><text:span text:style-name="T10"> </text:span><text:span text:style-name="T17">new</text:span><text:span text:style-name="T10"> Docket(DocumentationType.</text:span><text:span text:style-name="T18">SWAGGER_2</text:span><text:span text:style-name="T10">)</text:span></text:p>
      <text:p text:style-name="P16"><text:span text:style-name="T10"><text:tab/><text:tab/><text:tab/><text:tab/>.select()</text:span></text:p>
      <text:p text:style-name="P16"><text:span text:style-name="T10"><text:tab/><text:tab/><text:tab/><text:tab/>.paths(PathSelectors.</text:span><text:span text:style-name="T12">ant</text:span><text:span text:style-name="T10">(</text:span><text:span text:style-name="T19">"/api/*"</text:span><text:span text:style-name="T10">))</text:span></text:p>
      <text:p text:style-name="P16"><text:span text:style-name="T10"><text:tab/><text:tab/><text:tab/><text:tab/>.apis(RequestHandlerSelectors.</text:span><text:span text:style-name="T12">basePackage</text:span><text:span text:style-name="T10">(</text:span><text:span text:style-name="T19">"com.sbswagger.SBSwagger1"</text:span><text:span text:style-name="T10">)) </text:span><text:span text:style-name="T16">// </text:span><text:span text:style-name="T15">in which we write the package name of the project</text:span></text:p>
      <text:p text:style-name="P16"><text:span text:style-name="T10"><text:tab/><text:tab/><text:tab/><text:tab/>.build()</text:span></text:p>
      <text:p text:style-name="P16"><text:span text:style-name="T10"><text:tab/><text:tab/><text:tab/><text:tab/>.apiInfo(</text:span><text:span text:style-name="T12">apiInfo</text:span><text:span text:style-name="T10">());</text:span></text:p>
      <text:p text:style-name="P14"><text:span text:style-name="T10"><text:tab/>}</text:span></text:p>
      <text:p text:style-name="P14"><text:span text:style-name="T10"/></text:p>
      <text:p text:style-name="P15"><text:span text:style-name="T10">And also changes in Controller class</text:span></text:p>
      <text:p text:style-name="P22">Some Api annotations which is used in Swagger:-</text:p>
      <text:p text:style-name="P22">1. @ApiResponse</text:p>
      <text:p text:style-name="P22">2. @ApiOperation</text:p>
      <text:p text:style-name="P22">3. @ApiModelProperty</text:p>
      <text:p text:style-name="P22"/>
      <text:p text:style-name="P22"/>
      <text:p text:style-name="P22"><text:soft-page-break/></text:p>
      <text:p text:style-name="P22"><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Kalimati" svg:font-family="Kalimat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2T10:06:02.299382224</meta:creation-date>
    <dc:date>2020-03-04T18:17:08.927382773</dc:date>
    <meta:editing-duration>PT6H32M23S</meta:editing-duration>
    <meta:editing-cycles>9</meta:editing-cycles>
    <meta:generator>LibreOffice/6.0.7.3$Linux_X86_64 LibreOffice_project/00m0$Build-3</meta:generator>
    <meta:document-statistic meta:table-count="0" meta:image-count="0" meta:object-count="0" meta:page-count="3" meta:paragraph-count="50" meta:word-count="512" meta:character-count="3495" meta:non-whitespace-character-count="2992"/>
  </office:meta>
</office:document-meta>
</file>